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swiss"/>
    <style:font-face style:name="Lohit Devanagari" svg:font-family="'Lohit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4pt" style:font-size-asian="14pt"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text-properties style:font-name="Times New Roman" fo:font-size="14pt" fo:language="en" fo:country="US" style:font-size-asian="14pt" style:font-name-complex="Times New Roman1" style:font-size-complex="14pt" style:font-weight-complex="bold"/>
    </style:style>
    <style:style style:name="P6" style:family="paragraph" style:parent-style-name="Standard">
      <style:text-properties style:font-name="Times New Roman" fo:font-size="14pt" fo:language="en" fo:country="US" fo:font-weight="bold" style:font-size-asian="14pt" style:font-weight-asian="bold" style:font-name-complex="Times New Roman1" style:font-size-complex="14pt" style:font-weight-complex="bold"/>
    </style:style>
    <style:style style:name="P7" style:family="paragraph" style:parent-style-name="Standard">
      <style:paragraph-properties fo:line-height="150%"/>
    </style:style>
    <style:style style:name="P8" style:family="paragraph" style:parent-style-name="Standard">
      <style:paragraph-properties fo:line-height="150%" fo:text-align="center" style:justify-single-word="false"/>
    </style:style>
    <style:style style:name="P9" style:family="paragraph" style:parent-style-name="Standard">
      <style:paragraph-properties fo:margin-top="0cm" fo:margin-bottom="0cm" fo:line-height="100%" fo:text-align="end" style:justify-single-word="false"/>
      <style:text-properties fo:color="#000000"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top="0cm" fo:margin-bottom="0cm" fo:line-height="100%" fo:text-align="center" style:justify-single-word="false"/>
      <style:text-properties fo:color="#000000" style:font-name="Times New Roman" style:font-name-asian="Times New Roman1" style:font-name-complex="Times New Roman1"/>
    </style:style>
    <style:style style:name="P11" style:family="paragraph" style:parent-style-name="Standard">
      <style:paragraph-properties fo:margin-top="0cm" fo:margin-bottom="0cm" fo:line-height="100%" fo:text-align="end" style:justify-single-word="false"/>
    </style:style>
    <style:style style:name="P12" style:family="paragraph" style:parent-style-name="Standard">
      <style:paragraph-properties fo:margin-top="0cm" fo:margin-bottom="0cm" fo:line-height="100%" fo:text-align="center" style:justify-single-word="false"/>
    </style:style>
    <style:style style:name="P13" style:family="paragraph" style:parent-style-name="Standard">
      <style:paragraph-properties fo:margin-top="0cm" fo:margin-bottom="0cm" fo:line-height="150%" fo:text-align="center" style:justify-single-word="false">
        <style:tab-stops>
          <style:tab-stop style:position="6.267cm"/>
        </style:tab-stops>
      </style:paragraph-properties>
    </style:style>
    <style:style style:name="P14" style:family="paragraph" style:parent-style-name="Standard">
      <style:paragraph-properties fo:margin-top="0cm" fo:margin-bottom="0cm" fo:line-height="150%">
        <style:tab-stops>
          <style:tab-stop style:position="6.267cm"/>
        </style:tab-stops>
      </style:paragraph-properties>
    </style:style>
    <style:style style:name="P15" style:family="paragraph" style:parent-style-name="Standard">
      <style:paragraph-properties fo:margin-top="0cm" fo:margin-bottom="0cm" fo:line-height="150%" fo:text-align="center" style:justify-single-word="false">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16" style:family="paragraph" style:parent-style-name="Standard">
      <style:paragraph-properties fo:margin-top="0cm" fo:margin-bottom="0cm" fo:line-height="150%">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17" style:family="paragraph" style:parent-style-name="Standard">
      <style:paragraph-properties fo:margin-top="0cm" fo:margin-bottom="0cm" fo:line-height="150%">
        <style:tab-stops>
          <style:tab-stop style:position="6.267cm"/>
        </style:tab-stops>
      </style:paragraph-properties>
      <style:text-properties style:font-name="Times New Roman" fo:font-size="14pt" style:font-size-asian="14pt" style:font-name-complex="Times New Roman1" style:font-size-complex="14pt"/>
    </style:style>
    <style:style style:name="P18" style:family="paragraph" style:parent-style-name="Standard">
      <style:paragraph-properties fo:margin-left="0cm" fo:margin-right="0cm" fo:text-indent="1.249cm" style:auto-text-indent="false"/>
    </style:style>
    <style:style style:name="P19" style:family="paragraph" style:parent-style-name="Standard">
      <style:paragraph-properties fo:margin-left="9.991cm" fo:margin-right="0cm" fo:margin-top="0cm" fo:margin-bottom="0cm" fo:line-height="100%" fo:text-align="end" style:justify-single-word="false" fo:text-indent="1.249cm" style:auto-text-indent="false"/>
      <style:text-properties fo:color="#000000" style:font-name="Times New Roman" fo:font-size="14pt" style:font-name-asian="Times New Roman1" style:font-size-asian="14pt" style:font-name-complex="Times New Roman1" style:font-size-complex="14pt"/>
    </style:style>
    <style:style style:name="P20" style:family="paragraph" style:parent-style-name="Standard">
      <style:paragraph-properties fo:margin-left="9.991cm" fo:margin-right="0cm" fo:margin-top="0cm" fo:margin-bottom="0cm" fo:line-height="100%" fo:text-align="end" style:justify-single-word="false" fo:text-indent="1.249cm" style:auto-text-indent="false"/>
    </style:style>
    <style:style style:name="P21" style:family="paragraph" style:parent-style-name="Standard">
      <style:paragraph-properties fo:margin-top="0cm" fo:margin-bottom="0.423cm" fo:line-height="100%"/>
      <style:text-properties fo:color="#000000" style:font-name="Times New Roman" fo:font-size="14pt" style:font-name-asian="Times New Roman1" style:font-size-asian="14pt" style:font-name-complex="Times New Roman1" style:font-size-complex="14pt"/>
    </style:style>
    <style:style style:name="P22" style:family="paragraph" style:parent-style-name="Standard">
      <style:paragraph-properties fo:margin-left="-1.501cm" fo:margin-right="0cm" fo:margin-top="0cm" fo:margin-bottom="0cm" fo:line-height="150%" fo:text-align="justify" style:justify-single-word="false" fo:text-indent="1.886cm" style:auto-text-indent="false">
        <style:tab-stops>
          <style:tab-stop style:position="6.267cm"/>
        </style:tab-stops>
      </style:paragraph-properties>
    </style:style>
    <style:style style:name="P23" style:family="paragraph" style:parent-style-name="Standard">
      <style:paragraph-properties fo:margin-left="0cm" fo:margin-right="0cm" fo:margin-top="0cm" fo:margin-bottom="0cm" fo:line-height="150%" fo:text-indent="0.385cm" style:auto-text-indent="false">
        <style:tab-stops>
          <style:tab-stop style:position="6.267cm"/>
        </style:tab-stops>
      </style:paragraph-properties>
      <style:text-properties style:font-name="Times New Roman" fo:font-size="14pt" style:font-size-asian="14pt" style:font-name-complex="Times New Roman1" style:font-size-complex="14pt"/>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List_20_Paragraph" style:list-style-name="WWNum1"/>
    <style:style style:name="P26" style:family="paragraph" style:parent-style-name="List_20_Paragraph" style:list-style-name="WWNum2">
      <style:paragraph-properties fo:margin-top="0cm" fo:margin-bottom="0cm" fo:line-height="150%" fo:text-align="justify" style:justify-single-word="false">
        <style:tab-stops>
          <style:tab-stop style:position="6.267cm"/>
        </style:tab-stops>
      </style:paragraph-properties>
    </style:style>
    <style:style style:name="P27" style:family="paragraph" style:parent-style-name="List_20_Paragraph" style:list-style-name="WWNum3">
      <style:paragraph-properties fo:margin-top="0cm" fo:margin-bottom="0cm" fo:line-height="150%" fo:text-align="justify" style:justify-single-word="false">
        <style:tab-stops>
          <style:tab-stop style:position="6.267cm"/>
        </style:tab-stops>
      </style:paragraph-properties>
    </style:style>
    <style:style style:name="P28" style:family="paragraph" style:parent-style-name="List_20_Paragraph">
      <style:paragraph-properties fo:margin-top="0cm" fo:margin-bottom="0cm" fo:line-height="150%" fo:text-align="justify" style:justify-single-word="false">
        <style:tab-stops>
          <style:tab-stop style:position="6.267cm"/>
        </style:tab-stops>
      </style:paragraph-properties>
      <style:text-properties style:font-name="Times New Roman" fo:font-size="14pt" style:font-size-asian="14pt" style:font-name-complex="Times New Roman1" style:font-size-complex="14pt"/>
    </style:style>
    <style:style style:name="P29" style:family="paragraph" style:parent-style-name="Footer">
      <style:paragraph-properties fo:margin-left="0cm" fo:margin-right="0.635cm" fo:text-indent="0cm" style:auto-text-indent="false"/>
    </style:style>
    <style:style style:name="P30" style:family="paragraph" style:parent-style-name="Preformatted_20_Text" style:list-style-name="WWNum2">
      <style:paragraph-properties fo:line-height="150%" fo:text-align="justify" style:justify-single-word="false">
        <style:tab-stops>
          <style:tab-stop style:position="6.267cm"/>
        </style:tab-stops>
      </style:paragraph-properties>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style:font-name="Times New Roman" fo:font-size="14pt" fo:font-weight="bold" style:font-size-asian="14pt" style:font-weight-asian="bold" style:font-size-complex="14pt" style:font-weight-complex="bold"/>
    </style:style>
    <style:style style:name="T5" style:family="text">
      <style:text-properties style:font-name="Times New Roman" fo:font-size="14pt" fo:language="en" fo:country="US" style:font-size-asian="14pt" style:font-name-complex="Times New Roman1" style:font-size-complex="14pt"/>
    </style:style>
    <style:style style:name="T6" style:family="text">
      <style:text-properties style:font-name="Times New Roman" fo:font-size="14pt" fo:language="en" fo:country="US" style:font-size-asian="14pt" style:font-name-complex="Times New Roman1" style:font-size-complex="14pt" style:font-weight-complex="bold"/>
    </style:style>
    <style:style style:name="T7" style:family="text">
      <style:text-properties style:font-name="Times New Roman" fo:font-size="14pt" fo:language="en" fo:country="US" fo:font-weight="bold" style:font-size-asian="14pt" style:font-weight-asian="bold" style:font-name-complex="Times New Roman1" style:font-size-complex="14pt"/>
    </style:style>
    <style:style style:name="T8"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9" style:family="text">
      <style:text-properties fo:font-size="14pt" style:font-size-asian="14pt" style:font-size-complex="14pt"/>
    </style:style>
    <style:style style:name="T10" style:family="text">
      <style:text-properties fo:color="#000000" style:font-name="Times New Roman" fo:font-size="14pt" style:font-name-asian="Times New Roman1" style:font-size-asian="14pt" style:font-name-complex="Times New Roman1" style:font-size-complex="14pt"/>
    </style:style>
    <style:style style:name="T11" style:family="text">
      <style:text-properties fo:color="#000000" style:font-name="Times New Roman" fo:font-size="14pt" style:font-size-asian="14pt" style:font-name-complex="Times New Roman1" style:font-size-complex="14pt"/>
    </style:style>
    <style:style style:name="T12" style:family="text">
      <style:text-properties fo:color="#000000" style:font-name="Times New Roman" fo:font-size="14pt" fo:language="en" fo:country="US" style:font-size-asian="14pt" style:font-name-complex="Times New Roman1" style:font-size-complex="14pt"/>
    </style:style>
    <style:style style:name="T13" style:family="text">
      <style:text-properties fo:color="#000000" style:font-name="Times New Roman" fo:font-size="14pt" fo:language="en" fo:country="US" fo:font-weight="bold" style:font-size-asian="14pt" style:font-weight-asian="bold" style:font-name-complex="Times New Roman1" style:font-size-complex="14pt" style:font-weight-complex="bold"/>
    </style:style>
    <style:style style:name="T14" style:family="text">
      <style:text-properties fo:color="#000000" style:font-name="Times New Roman" fo:font-size="14pt" fo:font-weight="bold" style:font-size-asian="14pt" style:font-weight-asian="bold" style:font-name-complex="Times New Roman1" style:font-size-complex="14pt" style:font-weight-complex="bold"/>
    </style:style>
    <style:style style:name="T15" style:family="text">
      <style:text-properties fo:color="#000000" style:font-name="DejaVu Sans Mono" fo:font-size="9pt" fo:language="en" fo:country="US" fo:font-weight="bold" style:font-size-asian="9pt" style:font-weight-asian="bold" style:font-name-complex="F" style:font-weight-complex="bold"/>
    </style:style>
    <style:style style:name="T16" style:family="text">
      <style:text-properties fo:color="#000000" style:font-name="DejaVu Sans Mono" fo:font-size="9pt" fo:font-weight="bold" style:font-size-asian="9pt" style:font-weight-asian="bold" style:font-name-complex="F" style:font-weight-complex="bold"/>
    </style:style>
    <style:style style:name="T17" style:family="text">
      <style:text-properties fo:language="en" fo:country="US"/>
    </style:style>
    <style:style style:name="T18" style:family="text">
      <style:text-properties fo:language="en" fo:country="U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Московский Авиационный Институт</text:span></text:p>
      <text:p text:style-name="P1"><text:span text:style-name="T1">(Национальный Исследовательский Университет)</text:span></text:p>
      <text:p text:style-name="P3"/>
      <text:p text:style-name="P1"><text:span text:style-name="T1">Факультет информационных технологий и прикладной математики</text:span></text:p>
      <text:p text:style-name="P1"><text:span text:style-name="T1">Кафедра вычислительной математики и программирования</text:span></text:p>
      <text:p text:style-name="P4"/>
      <text:p text:style-name="P4"/>
      <text:p text:style-name="P1"><text:span text:style-name="T2">Лабораторная работа №3 по курсу</text:span><text:span text:style-name="T3"> </text:span></text:p>
      <text:p text:style-name="P1"><text:span text:style-name="T4">«Операционные системы»</text:span></text:p>
      <text:p text:style-name="Standard"><text:span text:style-name="T2"><text:tab/></text:span></text:p>
      <text:p text:style-name="P1"><text:span text:style-name="T3">УПРАВЛЕНИЕ ПОТОКАМИ В ОС</text:span></text:p>
      <text:p text:style-name="P9"/>
      <text:p text:style-name="P9"/>
      <text:p text:style-name="P9"/>
      <text:p text:style-name="P9"/>
      <text:p text:style-name="P9"/>
      <text:p text:style-name="P9"/>
      <text:p text:style-name="P9"/>
      <text:p text:style-name="P19"/>
      <text:p text:style-name="P19"/>
      <text:p text:style-name="P19"/>
      <text:p text:style-name="P19"/>
      <text:p text:style-name="P19"/>
      <text:p text:style-name="P19"/>
      <text:p text:style-name="P19"/>
      <text:p text:style-name="P19"/>
      <text:p text:style-name="P11"><text:span text:style-name="T10">Студент: Черненко Илья Денисович</text:span></text:p>
      <text:p text:style-name="P20"><text:span text:style-name="T10">Группа: М8О–206Б–18</text:span></text:p>
      <text:p text:style-name="P20"><text:span text:style-name="T10">Вариант: 3 </text:span></text:p>
      <text:p text:style-name="P11"><text:span text:style-name="T10">Преподаватель: Соколов Андрей Алексеевич</text:span></text:p>
      <text:p text:style-name="P11"><text:span text:style-name="T10">Оценка: __________ </text:span></text:p>
      <text:p text:style-name="P11"><text:span text:style-name="T10">Дата: __________</text:span></text:p>
      <text:p text:style-name="P11"><text:span text:style-name="T10">Подпись: __________</text:span></text:p>
      <text:p text:style-name="P21"/>
      <text:p text:style-name="P10"/>
      <text:p text:style-name="P10"/>
      <text:p text:style-name="P12"><text:span text:style-name="T10">Москва, 2019.</text:span></text:p>
      <text:p text:style-name="P4"/>
      <text:p text:style-name="P1"><text:span text:style-name="T2">Содержание</text:span></text:p>
      <text:list xml:id="list2798310470305513779" text:style-name="WWNum1">
        <text:list-item>
          <text:p text:style-name="P25"><text:soft-page-break/><text:span text:style-name="T1">Постановка задачи</text:span></text:p>
        </text:list-item>
        <text:list-item>
          <text:p text:style-name="P25"><text:span text:style-name="T1">Общие сведения о программе</text:span></text:p>
        </text:list-item>
        <text:list-item>
          <text:p text:style-name="P25"><text:span text:style-name="T1">Общий метод и алгоритм решения</text:span></text:p>
        </text:list-item>
        <text:list-item>
          <text:p text:style-name="P25"><text:span text:style-name="T1">Основные файлы программы</text:span></text:p>
        </text:list-item>
        <text:list-item>
          <text:p text:style-name="P25"><text:span text:style-name="T1">Примеры работы</text:span></text:p>
        </text:list-item>
        <text:list-item>
          <text:p text:style-name="P25"><text:span text:style-name="T1">Вывод</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p text:style-name="P1"><text:span text:style-name="T2">Постановка задачи</text:span></text:p>
      <text:p text:style-name="P18"><text:span text:style-name="T1">Составить программу, обрабатывающую данные в многопоточном режиме. При обработке использовать стандартные средства создания потоков операционной системы. При создании необходимо предусмотреть ключи, которые позволяли бы задать максимальное количество потоков, используемое программой. При возможности необходимо использовать максимальное количество возможных потоков. Ограничение потоков может быть задано или ключом запуска вашей программы, или алгоритмом.</text:span></text:p>
      <text:p text:style-name="P18"><text:span text:style-name="T1">Отсортировать массив строк при помощи параллельной сортировки слиянием.</text:span></text:p>
      <text:p text:style-name="P13"><text:span text:style-name="T2">Общие сведения о программе</text:span></text:p>
      <text:p text:style-name="P14"><text:span text:style-name="T1">Программа компилируется из файла </text:span><text:span text:style-name="T5">main</text:span><text:span text:style-name="T1">.</text:span><text:span text:style-name="T5">cpp</text:span><text:span text:style-name="T1">. Также используется заголовочные файлы: </text:span><text:span text:style-name="T5">iostream</text:span><text:span text:style-name="T1">, </text:span><text:span text:style-name="T5">string</text:span><text:span text:style-name="T1">, </text:span><text:span text:style-name="T5">pthread</text:span><text:span text:style-name="T1">.</text:span><text:span text:style-name="T5">h</text:span><text:span text:style-name="T1">, </text:span><text:span text:style-name="T5">math</text:span><text:span text:style-name="T1">.</text:span><text:span text:style-name="T5">h</text:span><text:span text:style-name="T1">. В программе используются следующие системные вызовы:</text:span></text:p>
      <text:list xml:id="list6506543903517954398" text:style-name="WWNum2">
        <text:list-item>
          <text:p text:style-name="P26"><text:span text:style-name="T8">pthread</text:span><text:span text:style-name="T3">_</text:span><text:span text:style-name="T8">create</text:span><text:span text:style-name="T1"> – создает новый поток</text:span></text:p>
        </text:list-item>
        <text:list-item>
          <text:p text:style-name="P26"><text:span text:style-name="T8">pthread</text:span><text:span text:style-name="T3">_</text:span><text:span text:style-name="T8">join</text:span><text:span text:style-name="T3"> </text:span><text:span text:style-name="T1">– ожидает завершения переданного потока, получает его выходное значение</text:span></text:p>
        </text:list-item>
        <text:list-item>
          <text:p text:style-name="P30"><text:span text:style-name="T13">pthread_mutex_init </text:span><text:span text:style-name="T12">– </text:span><text:span text:style-name="T11">инициализация</text:span><text:span text:style-name="T12"> mutex.</text:span></text:p>
        </text:list-item>
        <text:list-item>
          <text:p text:style-name="P30"><text:span text:style-name="T13">pthread_mutex_destroy <text:s/>– </text:span><text:span text:style-name="T11">уничтожение</text:span><text:span text:style-name="T12"> mutex.</text:span></text:p>
        </text:list-item>
        <text:list-item>
          <text:p text:style-name="P30"><text:span text:style-name="T14">pthread_mutex_lock <text:s/>– </text:span><text:span text:style-name="T11">блокировка части кода определенным потоком.</text:span></text:p>
        </text:list-item>
        <text:list-item>
          <text:p text:style-name="P30"><text:span text:style-name="T14">pthread_mutex_unlock – </text:span><text:span text:style-name="T11">разблокировка части кода определенным потоком.</text:span></text:p>
        </text:list-item>
      </text:list>
      <text:p text:style-name="P15"/>
      <text:p text:style-name="P15"/>
      <text:p text:style-name="P15"/>
      <text:p text:style-name="P15"/>
      <text:p text:style-name="P15"/>
      <text:p text:style-name="P15"/>
      <text:p text:style-name="P15"/>
      <text:p text:style-name="P15"/>
      <text:p text:style-name="P15"/>
      <text:p text:style-name="P13"><text:soft-page-break/><text:span text:style-name="T2">Общий метод и алгоритм решения</text:span><text:span text:style-name="T1">.</text:span></text:p>
      <text:p text:style-name="P22"><text:span text:style-name="T1">Для реализации поставленной задачи необходимо:</text:span></text:p>
      <text:list xml:id="list6663056078117401673" text:style-name="WWNum3">
        <text:list-item>
          <text:p text:style-name="P27"><text:span text:style-name="T1">Ввести размер массива строк</text:span></text:p>
        </text:list-item>
        <text:list-item>
          <text:p text:style-name="P27"><text:span text:style-name="T1">Аргументом исполняемого файла задать кол-во потоков(которое приведется к степени двойки(кроме 1).</text:span></text:p>
        </text:list-item>
        <text:list-item>
          <text:p text:style-name="P27"><text:span text:style-name="T1">Используя системный вызов </text:span><text:span text:style-name="T5">fork</text:span><text:span text:style-name="T1"> создать дочерний процесс.</text:span></text:p>
        </text:list-item>
        <text:list-item>
          <text:p text:style-name="P27"><text:span text:style-name="T1">Исходный массив сортируется параллельной сортировкой слиянием.</text:span></text:p>
        </text:list-item>
        <text:list-item>
          <text:p text:style-name="P27"><text:span text:style-name="T1">Отсортированный массив выводится на стандартный поток вывода.</text:span></text:p>
        </text:list-item>
      </text:list>
      <text:p text:style-name="P28"/>
      <text:p text:style-name="P28"/>
      <text:p text:style-name="P28"/>
      <text:p text:style-name="P28"/>
      <text:p text:style-name="P28"/>
      <text:p text:style-name="P23"/>
      <text:p text:style-name="P23"/>
      <text:p text:style-name="P23"/>
      <text:p text:style-name="P17"/>
      <text:p text:style-name="P17"/>
      <text:p text:style-name="P17"/>
      <text:p text:style-name="P15"/>
      <text:p text:style-name="P15"/>
      <text:p text:style-name="P16"/>
      <text:p text:style-name="P16"/>
      <text:p text:style-name="P16"/>
      <text:p text:style-name="P16"/>
      <text:p text:style-name="P16"/>
      <text:p text:style-name="P16"/>
      <text:p text:style-name="P16"/>
      <text:p text:style-name="P16"/>
      <text:p text:style-name="P15"/>
      <text:p text:style-name="P16"><text:soft-page-break/></text:p>
      <text:p text:style-name="P13"><text:span text:style-name="T2">Основные файлы программы</text:span></text:p>
      <text:p text:style-name="Standard"><text:span text:style-name="T7">main</text:span><text:span text:style-name="T2">.</text:span><text:span text:style-name="T7">cpp</text:span><text:span text:style-name="T2">:</text:span></text:p>
      <text:p text:style-name="Standard"><text:span text:style-name="T6">#include &lt;iostream&gt;</text:span></text:p>
      <text:p text:style-name="Standard"><text:span text:style-name="T6">#include &lt;pthread.h&gt;</text:span></text:p>
      <text:p text:style-name="Standard"><text:span text:style-name="T6">#include &lt;string&gt;</text:span></text:p>
      <text:p text:style-name="Standard"><text:span text:style-name="T6">#include &lt;cmath&gt;</text:span></text:p>
      <text:p text:style-name="Standard"><text:span text:style-name="T6">using namespace std;</text:span></text:p>
      <text:p text:style-name="Standard"><text:span text:style-name="T6">int Length;</text:span></text:p>
      <text:p text:style-name="Standard"><text:span text:style-name="T6">int NumberOfThreads;</text:span></text:p>
      <text:p text:style-name="Standard"><text:span text:style-name="T6">pthread_mutex_t mutex;</text:span></text:p>
      <text:p text:style-name="Standard"><text:span text:style-name="T6">struct arguments {</text:span></text:p>
      <text:p text:style-name="Standard"><text:span text:style-name="T6"><text:s text:c="4"/>string* orig;</text:span></text:p>
      <text:p text:style-name="Standard"><text:span text:style-name="T6"><text:s text:c="4"/>int left;</text:span></text:p>
      <text:p text:style-name="Standard"><text:span text:style-name="T6"><text:s text:c="4"/>int right;</text:span></text:p>
      <text:p text:style-name="Standard"><text:span text:style-name="T6"><text:s text:c="4"/>string* mod;</text:span></text:p>
      <text:p text:style-name="Standard"><text:span text:style-name="T6">};</text:span></text:p>
      <text:p text:style-name="Standard"><text:span text:style-name="T6">int char_to_int(char c) {</text:span></text:p>
      <text:p text:style-name="Standard"><text:span text:style-name="T6"><text:s text:c="4"/>if (c &gt;= '0' &amp;&amp; c &lt;= '9') {</text:span></text:p>
      <text:p text:style-name="Standard"><text:span text:style-name="T6"><text:s text:c="8"/>return (c-'0');</text:span></text:p>
      <text:p text:style-name="Standard"><text:span text:style-name="T6"><text:s text:c="4"/>} else if (c &gt;= 'a' &amp;&amp; c &lt;= 'z') {</text:span></text:p>
      <text:p text:style-name="Standard"><text:span text:style-name="T6"><text:s text:c="8"/>c -= 'W';</text:span></text:p>
      <text:p text:style-name="Standard"><text:span text:style-name="T6"><text:s text:c="4"/>} else if (c &gt;= 'A' &amp;&amp; c &lt;= 'Z') {</text:span></text:p>
      <text:p text:style-name="Standard"><text:span text:style-name="T6"><text:s text:c="8"/>c = tolower(c);</text:span></text:p>
      <text:p text:style-name="Standard"><text:span text:style-name="T6"><text:s text:c="8"/>c -= 'W';</text:span></text:p>
      <text:p text:style-name="Standard"><text:span text:style-name="T6"><text:s text:c="4"/>} else {</text:span></text:p>
      <text:p text:style-name="Standard"><text:span text:style-name="T6"><text:s text:c="8"/>return 0;</text:span></text:p>
      <text:p text:style-name="Standard"><text:span text:style-name="T6"><text:s text:c="4"/>} <text:s text:c="3"/></text:span></text:p>
      <text:p text:style-name="Standard"><text:span text:style-name="T6">}</text:span></text:p>
      <text:p text:style-name="P5"><text:soft-page-break/></text:p>
      <text:p text:style-name="Standard"><text:span text:style-name="T6">bool a_lower_or_eq_b(string a, string b) {</text:span></text:p>
      <text:p text:style-name="Standard"><text:span text:style-name="T6"><text:s text:c="4"/>int v1 = 0;</text:span></text:p>
      <text:p text:style-name="Standard"><text:span text:style-name="T6"><text:s text:c="4"/>int v2 = 0;</text:span></text:p>
      <text:p text:style-name="Standard"><text:span text:style-name="T6"><text:s text:c="4"/>int i = a.size();</text:span></text:p>
      <text:p text:style-name="Standard"><text:span text:style-name="T6"><text:s text:c="4"/>int k = 1;</text:span></text:p>
      <text:p text:style-name="Standard"><text:span text:style-name="T6"><text:s text:c="4"/>while (i &gt; 0) {</text:span></text:p>
      <text:p text:style-name="Standard"><text:span text:style-name="T6"><text:s text:c="8"/>i--;</text:span></text:p>
      <text:p text:style-name="Standard"><text:span text:style-name="T6"><text:s text:c="8"/>v1 += char_to_int(a[i])*k;</text:span></text:p>
      <text:p text:style-name="Standard"><text:span text:style-name="T6"><text:s text:c="8"/>k*=10;</text:span></text:p>
      <text:p text:style-name="Standard"><text:span text:style-name="T6"><text:s text:c="4"/>}</text:span></text:p>
      <text:p text:style-name="Standard"><text:span text:style-name="T6"><text:s text:c="4"/>i = b.size();</text:span></text:p>
      <text:p text:style-name="Standard"><text:span text:style-name="T6"><text:s text:c="4"/>k = 1;</text:span></text:p>
      <text:p text:style-name="Standard"><text:span text:style-name="T6"><text:s text:c="4"/>while (i &gt; 0) {</text:span></text:p>
      <text:p text:style-name="Standard"><text:span text:style-name="T6"><text:s text:c="8"/>i--;</text:span></text:p>
      <text:p text:style-name="Standard"><text:span text:style-name="T6"><text:s text:c="8"/>v2 += char_to_int(b[i])*k;</text:span></text:p>
      <text:p text:style-name="Standard"><text:span text:style-name="T6"><text:s text:c="8"/>k*=10;</text:span></text:p>
      <text:p text:style-name="Standard"><text:span text:style-name="T6"><text:s text:c="4"/>}</text:span></text:p>
      <text:p text:style-name="Standard"><text:span text:style-name="T6"><text:s text:c="4"/>if (v1 &lt;= v2) {</text:span></text:p>
      <text:p text:style-name="Standard"><text:span text:style-name="T6"><text:s text:c="8"/>return <text:s/>true;</text:span></text:p>
      <text:p text:style-name="Standard"><text:span text:style-name="T6"><text:s text:c="4"/>}</text:span></text:p>
      <text:p text:style-name="Standard"><text:span text:style-name="T6"><text:s text:c="4"/>return false;</text:span></text:p>
      <text:p text:style-name="Standard"><text:span text:style-name="T6">}</text:span></text:p>
      <text:p text:style-name="P5"/>
      <text:p text:style-name="Standard"><text:span text:style-name="T6">void merge(string *orig, int left, int mid, int right, string *modif) {</text:span></text:p>
      <text:p text:style-name="Standard"><text:span text:style-name="T6"><text:s text:c="4"/>int l = left;</text:span></text:p>
      <text:p text:style-name="Standard"><text:span text:style-name="T6"><text:s text:c="4"/>int r = mid;</text:span></text:p>
      <text:p text:style-name="Standard"><text:span text:style-name="T6"><text:s text:c="4"/>for (int i = left; i &lt; right; i++)</text:span></text:p>
      <text:p text:style-name="Standard"><text:span text:style-name="T6"><text:s text:c="8"/>if (l &lt; mid &amp;&amp; (r &gt;= right || a_lower_or_eq_b(orig[l], orig[r])))</text:span></text:p>
      <text:p text:style-name="Standard"><text:soft-page-break/><text:span text:style-name="T6"><text:s text:c="12"/>modif[i] = orig[l++];</text:span></text:p>
      <text:p text:style-name="Standard"><text:span text:style-name="T6"><text:s text:c="8"/>else</text:span></text:p>
      <text:p text:style-name="Standard"><text:span text:style-name="T6"><text:s text:c="12"/>modif[i] = orig[r++];</text:span></text:p>
      <text:p text:style-name="Standard"><text:span text:style-name="T6"><text:s text:c="4"/>for (int i = left; i &lt; right; i++)</text:span></text:p>
      <text:p text:style-name="Standard"><text:span text:style-name="T6"><text:s text:c="8"/>orig[i] = modif[i];</text:span></text:p>
      <text:p text:style-name="Standard"><text:span text:style-name="T6">}</text:span></text:p>
      <text:p text:style-name="Standard"><text:span text:style-name="T6">void* split(void* param) {</text:span></text:p>
      <text:p text:style-name="Standard"><text:span text:style-name="T6"><text:s text:c="4"/>struct arguments* temp_args = new arguments;</text:span></text:p>
      <text:p text:style-name="Standard"><text:span text:style-name="T6"><text:s text:c="4"/>temp_args = (arguments*)param;</text:span></text:p>
      <text:p text:style-name="Standard"><text:span text:style-name="T6"><text:s text:c="4"/>if (temp_args-&gt;right - temp_args-&gt;left &lt; 2) return NULL;</text:span></text:p>
      <text:p text:style-name="Standard"><text:span text:style-name="T6"><text:s text:c="4"/>int tmp_right = temp_args-&gt;right;</text:span></text:p>
      <text:p text:style-name="Standard"><text:span text:style-name="T6"><text:s text:c="4"/>int tmp_left = temp_args-&gt;left;</text:span></text:p>
      <text:p text:style-name="Standard"><text:span text:style-name="T6"><text:s text:c="4"/>temp_args-&gt;right = (tmp_left + tmp_right) / 2;</text:span></text:p>
      <text:p text:style-name="Standard"><text:span text:style-name="T6"><text:s text:c="4"/>split((void*)temp_args);</text:span></text:p>
      <text:p text:style-name="Standard"><text:span text:style-name="T6"><text:s text:c="4"/>temp_args-&gt;right = tmp_right;</text:span></text:p>
      <text:p text:style-name="Standard"><text:span text:style-name="T6"><text:s text:c="4"/>temp_args-&gt;left = (tmp_left + tmp_right) / 2;</text:span></text:p>
      <text:p text:style-name="Standard"><text:span text:style-name="T6"><text:s text:c="4"/>split((void*)temp_args);</text:span></text:p>
      <text:p text:style-name="Standard"><text:span text:style-name="T6"><text:s text:c="4"/>temp_args-&gt;left = tmp_left;</text:span></text:p>
      <text:p text:style-name="Standard"><text:span text:style-name="T6"><text:s text:c="4"/>merge(temp_args-&gt;orig, temp_args-&gt;left, (temp_args-&gt;left + temp_args-&gt;right) / 2, temp_args-&gt;right, temp_args-&gt;mod);</text:span></text:p>
      <text:p text:style-name="Standard"><text:span text:style-name="T6">}</text:span></text:p>
      <text:p text:style-name="Standard"><text:span text:style-name="T6">void merge_sort(string *in) {</text:span></text:p>
      <text:p text:style-name="Standard"><text:span text:style-name="T6"><text:s text:c="4"/>struct arguments* a = new arguments;</text:span></text:p>
      <text:p text:style-name="Standard"><text:span text:style-name="T6"><text:s text:c="4"/>string temp[Length];</text:span></text:p>
      <text:p text:style-name="Standard"><text:span text:style-name="T6"><text:s text:c="4"/>pthread_t threads[NumberOfThreads];</text:span></text:p>
      <text:p text:style-name="Standard"><text:span text:style-name="T6"><text:s text:c="4"/>for (int i = 0; i &lt; NumberOfThreads; i++) {</text:span></text:p>
      <text:p text:style-name="Standard"><text:span text:style-name="T6"><text:s text:c="8"/>int new_left = i * Length / NumberOfThreads;</text:span></text:p>
      <text:p text:style-name="Standard"><text:span text:style-name="T6"><text:s text:c="8"/>int new_right = (i + 1) * Length / NumberOfThreads;</text:span></text:p>
      <text:p text:style-name="Standard"><text:span text:style-name="T6"><text:s text:c="8"/>a-&gt;mod = temp;</text:span></text:p>
      <text:p text:style-name="Standard"><text:soft-page-break/><text:span text:style-name="T6"><text:s text:c="8"/>a-&gt;orig = in;</text:span></text:p>
      <text:p text:style-name="Standard"><text:span text:style-name="T6"><text:s text:c="8"/>a-&gt;left = new_left;</text:span></text:p>
      <text:p text:style-name="Standard"><text:span text:style-name="T6"><text:s text:c="8"/>a-&gt;right = new_right;</text:span></text:p>
      <text:p text:style-name="Standard"><text:span text:style-name="T6"><text:s text:c="8"/>pthread_mutex_init(&amp;mutex, NULL);</text:span></text:p>
      <text:p text:style-name="Standard"><text:span text:style-name="T6"><text:s text:c="8"/>pthread_create(&amp;threads[i], NULL, split, (void*)a);</text:span></text:p>
      <text:p text:style-name="Standard"><text:span text:style-name="T6"><text:s text:c="8"/>pthread_join(threads[i], NULL);</text:span></text:p>
      <text:p text:style-name="Standard"><text:span text:style-name="T6"><text:s text:c="8"/>pthread_mutex_destroy(&amp;mutex);</text:span></text:p>
      <text:p text:style-name="Standard"><text:span text:style-name="T6"><text:s text:c="4"/>}</text:span></text:p>
      <text:p text:style-name="Standard"><text:span text:style-name="T6"><text:s text:c="4"/>for (int i = NumberOfThreads/2; i &gt; 0; i = i &gt;&gt; 1) //divide by 2</text:span></text:p>
      <text:p text:style-name="Standard"><text:span text:style-name="T6"><text:s text:c="8"/>for (int j = 0; j &lt; i; j++){</text:span></text:p>
      <text:p text:style-name="Standard"><text:span text:style-name="T6"><text:s text:c="12"/>int left = (j)*Length / i;</text:span></text:p>
      <text:p text:style-name="Standard"><text:span text:style-name="T6"><text:s text:c="12"/>int right = (j + 1)*Length / i;</text:span></text:p>
      <text:p text:style-name="Standard"><text:span text:style-name="T6"><text:s text:c="12"/>merge(in, left, (left + right) / 2, right, temp);</text:span></text:p>
      <text:p text:style-name="Standard"><text:span text:style-name="T6"><text:s text:c="8"/>}</text:span></text:p>
      <text:p text:style-name="Standard"><text:span text:style-name="T6">}</text:span></text:p>
      <text:p text:style-name="Standard"><text:span text:style-name="T6">int main(int argc, char *argv[]) {</text:span></text:p>
      <text:p text:style-name="Standard"><text:span text:style-name="T6"><text:s text:c="4"/>cin &gt;&gt; Length;</text:span></text:p>
      <text:p text:style-name="Standard"><text:span text:style-name="T6"><text:s text:c="4"/>string array[Length];</text:span></text:p>
      <text:p text:style-name="Standard"><text:span text:style-name="T6"><text:s text:c="4"/>for (int i = 0; i &lt; Length; i++)</text:span></text:p>
      <text:p text:style-name="Standard"><text:span text:style-name="T6"><text:s text:c="8"/>cin &gt;&gt; array[i];</text:span></text:p>
      <text:p text:style-name="Standard"><text:span text:style-name="T6"><text:s text:c="4"/>NumberOfThreads = atoi(argv[1]);</text:span></text:p>
      <text:p text:style-name="Standard"><text:span text:style-name="T6"><text:s text:c="4"/>int power = 0;</text:span></text:p>
      <text:p text:style-name="Standard"><text:span text:style-name="T6"><text:s text:c="4"/>while (NumberOfThreads &gt; 0) {</text:span></text:p>
      <text:p text:style-name="Standard"><text:span text:style-name="T6"><text:s text:c="8"/>NumberOfThreads = NumberOfThreads &gt;&gt; 1;</text:span></text:p>
      <text:p text:style-name="Standard"><text:span text:style-name="T6"><text:s text:c="8"/>power++;</text:span></text:p>
      <text:p text:style-name="Standard"><text:span text:style-name="T6"><text:s text:c="4"/>}</text:span></text:p>
      <text:p text:style-name="Standard"><text:span text:style-name="T6"><text:s text:c="4"/>power--;</text:span></text:p>
      <text:p text:style-name="Standard"><text:span text:style-name="T6"><text:s text:c="4"/>if (power == 0) {</text:span></text:p>
      <text:p text:style-name="Standard"><text:span text:style-name="T6"><text:s text:c="8"/>power = 1;</text:span></text:p>
      <text:p text:style-name="Standard"><text:soft-page-break/><text:span text:style-name="T6"><text:s text:c="4"/>}</text:span></text:p>
      <text:p text:style-name="Standard"><text:span text:style-name="T6"><text:s text:c="4"/>NumberOfThreads = (int)pow(2.0, (double)(power));</text:span></text:p>
      <text:p text:style-name="Standard"><text:span text:style-name="T6"><text:s text:c="4"/>merge_sort(array);</text:span></text:p>
      <text:p text:style-name="Standard"><text:span text:style-name="T6"><text:s text:c="4"/>cout &lt;&lt; "Sorted array:\n";</text:span></text:p>
      <text:p text:style-name="Standard"><text:span text:style-name="T6"><text:s text:c="4"/>for (int i = 0; i &lt; Length; i++)</text:span></text:p>
      <text:p text:style-name="Standard"><text:span text:style-name="T6"><text:s text:c="8"/>cout &lt;&lt; array[i] &lt;&lt; "\n";</text:span></text:p>
      <text:p text:style-name="Standard"><text:span text:style-name="T6"><text:s text:c="4"/>return 0;</text:span></text:p>
      <text:p text:style-name="Standard"><text:span text:style-name="T6">}</text:span></text:p>
      <text:p text:style-name="P1"><text:span text:style-name="T8">Примеры работы</text:span></text:p>
      <text:p text:style-name="Standard"><text:span text:style-name="T8">test1:</text:span></text:p>
      <text:p text:style-name="Standard"><text:span text:style-name="T5">zebr@zebr-VirtualBox:~/os_lab_3/src/cmake-build-debug$ strace -c ./os_lab3 10000</text:span></text:p>
      <text:p text:style-name="Standard"><text:span text:style-name="T5">10</text:span></text:p>
      <text:p text:style-name="Standard"><text:span text:style-name="T5">0</text:span></text:p>
      <text:p text:style-name="Standard"><text:span text:style-name="T5">0</text:span></text:p>
      <text:p text:style-name="Standard"><text:span text:style-name="T5">999</text:span></text:p>
      <text:p text:style-name="Standard"><text:span text:style-name="T5">aaa</text:span></text:p>
      <text:p text:style-name="Standard"><text:span text:style-name="T5">bbb</text:span></text:p>
      <text:p text:style-name="Standard"><text:span text:style-name="T5">aaa</text:span></text:p>
      <text:p text:style-name="Standard"><text:span text:style-name="T5">fff</text:span></text:p>
      <text:p text:style-name="Standard"><text:span text:style-name="T5">7</text:span></text:p>
      <text:p text:style-name="Standard"><text:span text:style-name="T5">4</text:span></text:p>
      <text:p text:style-name="Standard"><text:span text:style-name="T5">5</text:span></text:p>
      <text:p text:style-name="Standard"><text:span text:style-name="T5">Sorted array:</text:span></text:p>
      <text:p text:style-name="Standard"><text:span text:style-name="T5">0</text:span></text:p>
      <text:p text:style-name="Standard"><text:span text:style-name="T5">0</text:span></text:p>
      <text:p text:style-name="Standard"><text:span text:style-name="T5">4</text:span></text:p>
      <text:p text:style-name="Standard"><text:span text:style-name="T5">5</text:span></text:p>
      <text:p text:style-name="Standard"><text:span text:style-name="T5">7</text:span></text:p>
      <text:p text:style-name="Standard"><text:soft-page-break/><text:span text:style-name="T5">999</text:span></text:p>
      <text:p text:style-name="Standard"><text:span text:style-name="T5">aaa</text:span></text:p>
      <text:p text:style-name="Standard"><text:span text:style-name="T5">aaa</text:span></text:p>
      <text:p text:style-name="Standard"><text:span text:style-name="T5">bbb</text:span></text:p>
      <text:p text:style-name="Standard"><text:span text:style-name="T5">fff</text:span></text:p>
      <text:p text:style-name="Standard"><text:span text:style-name="T5">% time <text:s text:c="4"/>seconds <text:s/>usecs/call <text:s text:c="4"/>calls <text:s text:c="3"/>errors syscall</text:span></text:p>
      <text:p text:style-name="Standard"><text:span text:style-name="T5">------ ----------- ----------- --------- --------- ----------------</text:span></text:p>
      <text:p text:style-name="Standard"><text:span text:style-name="T5"><text:s/>87.19 <text:s text:c="3"/>0.904331 <text:s text:c="9"/>55 <text:s text:c="4"/>16384 <text:s text:c="10"/>clone</text:span></text:p>
      <text:p text:style-name="Standard"><text:span text:style-name="T5"><text:s/>12.71 <text:s text:c="3"/>0.131806 <text:s text:c="9"/>36 <text:s text:c="5"/>3673 <text:s text:c="5"/>3282 futex</text:span></text:p>
      <text:p text:style-name="Standard"><text:span text:style-name="T5"><text:s text:c="2"/>0.06 <text:s text:c="3"/>0.000582 <text:s text:c="9"/>36 <text:s text:c="7"/>16 <text:s text:c="10"/>read</text:span></text:p>
      <text:p text:style-name="Standard"><text:span text:style-name="T5"><text:s text:c="2"/>0.03 <text:s text:c="3"/>0.000341 <text:s text:c="9"/>31 <text:s text:c="7"/>11 <text:s text:c="10"/>write</text:span></text:p>
      <text:p text:style-name="Standard"><text:span text:style-name="T5"><text:s text:c="2"/>0.01 <text:s text:c="3"/>0.000064 <text:s text:c="10"/>4 <text:s text:c="7"/>18 <text:s text:c="10"/>mmap</text:span></text:p>
      <text:p text:style-name="Standard"><text:span text:style-name="T5"><text:s text:c="2"/>0.00 <text:s text:c="3"/>0.000028 <text:s text:c="10"/>4 <text:s text:c="8"/>8 <text:s text:c="10"/>fstat</text:span></text:p>
      <text:p text:style-name="Standard"><text:span text:style-name="T5"><text:s text:c="2"/>0.00 <text:s text:c="3"/>0.000024 <text:s text:c="9"/>24 <text:s text:c="8"/>1 <text:s text:c="8"/>1 lseek</text:span></text:p>
      <text:p text:style-name="Standard"><text:span text:style-name="T5"><text:s text:c="2"/>0.00 <text:s text:c="3"/>0.000011 <text:s text:c="10"/>1 <text:s text:c="7"/>13 <text:s text:c="10"/>mprotect</text:span></text:p>
      <text:p text:style-name="Standard"><text:span text:style-name="T5"><text:s text:c="2"/>0.00 <text:s text:c="3"/>0.000000 <text:s text:c="10"/>0 <text:s text:c="8"/>6 <text:s text:c="10"/>close</text:span></text:p>
      <text:p text:style-name="Standard"><text:span text:style-name="T5"><text:s text:c="2"/>0.00 <text:s text:c="3"/>0.000000 <text:s text:c="10"/>0 <text:s text:c="8"/>1 <text:s text:c="10"/>munmap</text:span></text:p>
      <text:p text:style-name="Standard"><text:span text:style-name="T5"><text:s text:c="2"/>0.00 <text:s text:c="3"/>0.000000 <text:s text:c="10"/>0 <text:s text:c="8"/>3 <text:s text:c="10"/>brk</text:span></text:p>
      <text:p text:style-name="Standard"><text:span text:style-name="T5"><text:s text:c="2"/>0.00 <text:s text:c="3"/>0.000000 <text:s text:c="10"/>0 <text:s text:c="8"/>2 <text:s text:c="10"/>rt_sigaction</text:span></text:p>
      <text:p text:style-name="Standard"><text:span text:style-name="T5"><text:s text:c="2"/>0.00 <text:s text:c="3"/>0.000000 <text:s text:c="10"/>0 <text:s text:c="8"/>1 <text:s text:c="10"/>rt_sigprocmask</text:span></text:p>
      <text:p text:style-name="Standard"><text:span text:style-name="T5"><text:s text:c="2"/>0.00 <text:s text:c="3"/>0.000000 <text:s text:c="10"/>0 <text:s text:c="8"/>7 <text:s text:c="8"/>7 access</text:span></text:p>
      <text:p text:style-name="Standard"><text:span text:style-name="T5"><text:s text:c="2"/>0.00 <text:s text:c="3"/>0.000000 <text:s text:c="10"/>0 <text:s text:c="8"/>1 <text:s text:c="10"/>execve</text:span></text:p>
      <text:p text:style-name="Standard"><text:span text:style-name="T5"><text:s text:c="2"/>0.00 <text:s text:c="3"/>0.000000 <text:s text:c="10"/>0 <text:s text:c="8"/>1 <text:s text:c="10"/>arch_prctl</text:span></text:p>
      <text:p text:style-name="Standard"><text:span text:style-name="T5"><text:s text:c="2"/>0.00 <text:s text:c="3"/>0.000000 <text:s text:c="10"/>0 <text:s text:c="8"/>1 <text:s text:c="10"/>set_tid_address</text:span></text:p>
      <text:p text:style-name="Standard"><text:span text:style-name="T5"><text:s text:c="2"/>0.00 <text:s text:c="3"/>0.000000 <text:s text:c="10"/>0 <text:s text:c="8"/>6 <text:s text:c="10"/>openat</text:span></text:p>
      <text:p text:style-name="Standard"><text:span text:style-name="T5"><text:s text:c="2"/>0.00 <text:s text:c="3"/>0.000000 <text:s text:c="10"/>0 <text:s text:c="8"/>1 <text:s text:c="10"/>set_robust_list</text:span></text:p>
      <text:p text:style-name="Standard"><text:span text:style-name="T5"><text:s text:c="2"/>0.00 <text:s text:c="3"/>0.000000 <text:s text:c="10"/>0 <text:s text:c="8"/>1 <text:s text:c="10"/>prlimit64</text:span></text:p>
      <text:p text:style-name="Standard"><text:span text:style-name="T5">------ ----------- ----------- --------- --------- ----------------</text:span></text:p>
      <text:p text:style-name="Standard"><text:span text:style-name="T5">100.00 <text:s text:c="3"/>1.037187 <text:s text:c="16"/>20155 <text:s text:c="5"/>3290 total</text:span></text:p>
      <text:p text:style-name="Standard"><text:soft-page-break/><text:span text:style-name="T8">test2:</text:span></text:p>
      <text:p text:style-name="Standard"><text:span text:style-name="T5">zebr@zebr-VirtualBox:~/os_lab_3/src/cmake-build-debug$ strace -c ./os_lab3 4</text:span></text:p>
      <text:p text:style-name="Standard"><text:span text:style-name="T5">4</text:span></text:p>
      <text:p text:style-name="Standard"><text:span text:style-name="T5">и</text:span></text:p>
      <text:p text:style-name="Standard"><text:span text:style-name="T5">b</text:span></text:p>
      <text:p text:style-name="Standard"><text:span text:style-name="T5">a</text:span></text:p>
      <text:p text:style-name="Standard"><text:span text:style-name="T5">5</text:span></text:p>
      <text:p text:style-name="Standard"><text:span text:style-name="T5">Sorted array:</text:span></text:p>
      <text:p text:style-name="Standard"><text:span text:style-name="T5">5</text:span></text:p>
      <text:p text:style-name="Standard"><text:span text:style-name="T5">a</text:span></text:p>
      <text:p text:style-name="Standard"><text:span text:style-name="T5">b</text:span></text:p>
      <text:p text:style-name="Standard"><text:span text:style-name="T5">и</text:span></text:p>
      <text:p text:style-name="Standard"><text:span text:style-name="T5">% time <text:s text:c="4"/>seconds <text:s/>usecs/call <text:s text:c="4"/>calls <text:s text:c="3"/>errors syscall</text:span></text:p>
      <text:p text:style-name="Standard"><text:span text:style-name="T5">------ ----------- ----------- --------- --------- ----------------</text:span></text:p>
      <text:p text:style-name="Standard"><text:span text:style-name="T5"><text:s/>24.94 <text:s text:c="3"/>0.000817 <text:s text:c="8"/>102 <text:s text:c="8"/>8 <text:s text:c="10"/>clone</text:span></text:p>
      <text:p text:style-name="Standard"><text:span text:style-name="T5"><text:s/>13.06 <text:s text:c="3"/>0.000428 <text:s text:c="9"/>43 <text:s text:c="7"/>10 <text:s text:c="10"/>read</text:span></text:p>
      <text:p text:style-name="Standard"><text:span text:style-name="T5"><text:s/>12.30 <text:s text:c="3"/>0.000403 <text:s text:c="9"/>31 <text:s text:c="7"/>13 <text:s text:c="10"/>mprotect</text:span></text:p>
      <text:p text:style-name="Standard"><text:span text:style-name="T5"><text:s text:c="2"/>8.39 <text:s text:c="3"/>0.000275 <text:s text:c="9"/>55 <text:s text:c="8"/>5 <text:s text:c="10"/>write</text:span></text:p>
      <text:p text:style-name="Standard"><text:span text:style-name="T5"><text:s text:c="2"/>7.30 <text:s text:c="3"/>0.000239 <text:s text:c="9"/>80 <text:s text:c="8"/>3 <text:s text:c="10"/>futex</text:span></text:p>
      <text:p text:style-name="Standard"><text:span text:style-name="T5"><text:s text:c="2"/>6.50 <text:s text:c="3"/>0.000213 <text:s text:c="9"/>12 <text:s text:c="7"/>18 <text:s text:c="10"/>mmap</text:span></text:p>
      <text:p text:style-name="Standard"><text:span text:style-name="T5"><text:s text:c="2"/>4.55 <text:s text:c="3"/>0.000149 <text:s text:c="9"/>50 <text:s text:c="8"/>3 <text:s text:c="10"/>brk</text:span></text:p>
      <text:p text:style-name="Standard"><text:span text:style-name="T5"><text:s text:c="2"/>4.18 <text:s text:c="3"/>0.000137 <text:s text:c="9"/>17 <text:s text:c="8"/>8 <text:s text:c="10"/>fstat</text:span></text:p>
      <text:p text:style-name="Standard"><text:span text:style-name="T5"><text:s text:c="2"/>3.51 <text:s text:c="3"/>0.000115 <text:s text:c="9"/>58 <text:s text:c="8"/>2 <text:s text:c="10"/>rt_sigaction</text:span></text:p>
      <text:p text:style-name="Standard"><text:span text:style-name="T5"><text:s text:c="2"/>2.20 <text:s text:c="3"/>0.000072 <text:s text:c="9"/>72 <text:s text:c="8"/>1 <text:s text:c="10"/>prlimit64</text:span></text:p>
      <text:p text:style-name="Standard"><text:span text:style-name="T5"><text:s text:c="2"/>1.98 <text:s text:c="3"/>0.000065 <text:s text:c="9"/>65 <text:s text:c="8"/>1 <text:s text:c="10"/>munmap</text:span></text:p>
      <text:p text:style-name="Standard"><text:span text:style-name="T5"><text:s text:c="2"/>1.98 <text:s text:c="3"/>0.000065 <text:s text:c="10"/>9 <text:s text:c="8"/>7 <text:s text:c="8"/>7 access</text:span></text:p>
      <text:p text:style-name="Standard"><text:span text:style-name="T5"><text:s text:c="2"/>1.83 <text:s text:c="3"/>0.000060 <text:s text:c="9"/>60 <text:s text:c="8"/>1 <text:s text:c="10"/>set_tid_address</text:span></text:p>
      <text:p text:style-name="Standard"><text:span text:style-name="T5"><text:s text:c="2"/>1.77 <text:s text:c="3"/>0.000058 <text:s text:c="9"/>58 <text:s text:c="8"/>1 <text:s text:c="8"/>1 lseek</text:span></text:p>
      <text:p text:style-name="Standard"><text:span text:style-name="T5"><text:s text:c="2"/>1.74 <text:s text:c="3"/>0.000057 <text:s text:c="9"/>57 <text:s text:c="8"/>1 <text:s text:c="10"/>rt_sigprocmask</text:span></text:p>
      <text:p text:style-name="Standard"><text:soft-page-break/><text:span text:style-name="T5"><text:s text:c="2"/>1.74 <text:s text:c="3"/>0.000057 <text:s text:c="9"/>57 <text:s text:c="8"/>1 <text:s text:c="10"/>set_robust_list</text:span></text:p>
      <text:p text:style-name="Standard"><text:span text:style-name="T5"><text:s text:c="2"/>1.01 <text:s text:c="3"/>0.000033 <text:s text:c="10"/>6 <text:s text:c="8"/>6 <text:s text:c="10"/>openat</text:span></text:p>
      <text:p text:style-name="Standard"><text:span text:style-name="T5"><text:s text:c="2"/>0.92 <text:s text:c="3"/>0.000030 <text:s text:c="10"/>5 <text:s text:c="8"/>6 <text:s text:c="10"/>close</text:span></text:p>
      <text:p text:style-name="Standard"><text:span text:style-name="T5"><text:s text:c="2"/>0.09 <text:s text:c="3"/>0.000003 <text:s text:c="10"/>3 <text:s text:c="8"/>1 <text:s text:c="10"/>arch_prctl</text:span></text:p>
      <text:p text:style-name="Standard"><text:span text:style-name="T5"><text:s text:c="2"/>0.00 <text:s text:c="3"/>0.000000 <text:s text:c="10"/>0 <text:s text:c="8"/>1 <text:s text:c="10"/>execve</text:span></text:p>
      <text:p text:style-name="Standard"><text:span text:style-name="T5">------ ----------- ----------- --------- --------- ----------------</text:span></text:p>
      <text:p text:style-name="Standard"><text:span text:style-name="T5">100.00 <text:s text:c="3"/>0.003276 <text:s text:c="19"/>97 <text:s text:c="8"/>8 total</text:span></text:p>
      <text:p text:style-name="Standard"><text:span text:style-name="T8">test3:</text:span></text:p>
      <text:p text:style-name="Standard"><text:span text:style-name="T5">zebr@zebr-VirtualBox:~/os_lab_3/src/cmake-build-debug$ strace -c ./os_lab3 10000</text:span></text:p>
      <text:p text:style-name="Standard"><text:span text:style-name="T5">10</text:span></text:p>
      <text:p text:style-name="Standard"><text:span text:style-name="T5">0</text:span></text:p>
      <text:p text:style-name="Standard"><text:span text:style-name="T5">0</text:span></text:p>
      <text:p text:style-name="Standard"><text:span text:style-name="T5">999</text:span></text:p>
      <text:p text:style-name="Standard"><text:span text:style-name="T5">aaa</text:span></text:p>
      <text:p text:style-name="Standard"><text:span text:style-name="T5">bbb</text:span></text:p>
      <text:p text:style-name="Standard"><text:span text:style-name="T5">aaa</text:span></text:p>
      <text:p text:style-name="Standard"><text:span text:style-name="T5">fff</text:span></text:p>
      <text:p text:style-name="Standard"><text:span text:style-name="T5">7</text:span></text:p>
      <text:p text:style-name="Standard"><text:span text:style-name="T5">4</text:span></text:p>
      <text:p text:style-name="Standard"><text:span text:style-name="T5">5</text:span></text:p>
      <text:p text:style-name="Standard"><text:span text:style-name="T5">Sorted array:</text:span></text:p>
      <text:p text:style-name="Standard"><text:span text:style-name="T5">0</text:span></text:p>
      <text:p text:style-name="Standard"><text:span text:style-name="T5">0</text:span></text:p>
      <text:p text:style-name="Standard"><text:span text:style-name="T5">4</text:span></text:p>
      <text:p text:style-name="Standard"><text:span text:style-name="T5">5</text:span></text:p>
      <text:p text:style-name="Standard"><text:span text:style-name="T5">7</text:span></text:p>
      <text:p text:style-name="Standard"><text:span text:style-name="T5">999</text:span></text:p>
      <text:p text:style-name="Standard"><text:span text:style-name="T5">aaa</text:span></text:p>
      <text:p text:style-name="Standard"><text:soft-page-break/><text:span text:style-name="T5">aaa</text:span></text:p>
      <text:p text:style-name="Standard"><text:span text:style-name="T5">bbb</text:span></text:p>
      <text:p text:style-name="Standard"><text:span text:style-name="T5">fff</text:span></text:p>
      <text:p text:style-name="Standard"><text:span text:style-name="T5">% time <text:s text:c="4"/>seconds <text:s/>usecs/call <text:s text:c="4"/>calls <text:s text:c="3"/>errors syscall</text:span></text:p>
      <text:p text:style-name="Standard"><text:span text:style-name="T5">------ ----------- ----------- --------- --------- ----------------</text:span></text:p>
      <text:p text:style-name="Standard"><text:span text:style-name="T5"><text:s/>85.89 <text:s text:c="3"/>0.870777 <text:s text:c="9"/>53 <text:s text:c="4"/>16384 <text:s text:c="10"/>clone</text:span></text:p>
      <text:p text:style-name="Standard"><text:span text:style-name="T5"><text:s/>14.07 <text:s text:c="3"/>0.142641 <text:s text:c="9"/>39 <text:s text:c="5"/>3615 <text:s text:c="5"/>3079 futex</text:span></text:p>
      <text:p text:style-name="Standard"><text:span text:style-name="T5"><text:s text:c="2"/>0.03 <text:s text:c="3"/>0.000314 <text:s text:c="9"/>29 <text:s text:c="7"/>11 <text:s text:c="10"/>write</text:span></text:p>
      <text:p text:style-name="Standard"><text:span text:style-name="T5"><text:s text:c="2"/>0.00 <text:s text:c="3"/>0.000024 <text:s text:c="10"/>3 <text:s text:c="8"/>8 <text:s text:c="10"/>fstat</text:span></text:p>
      <text:p text:style-name="Standard"><text:span text:style-name="T5"><text:s text:c="2"/>0.00 <text:s text:c="3"/>0.000019 <text:s text:c="9"/>19 <text:s text:c="8"/>1 <text:s text:c="8"/>1 lseek</text:span></text:p>
      <text:p text:style-name="Standard"><text:span text:style-name="T5"><text:s text:c="2"/>0.00 <text:s text:c="3"/>0.000000 <text:s text:c="10"/>0 <text:s text:c="7"/>16 <text:s text:c="10"/>read</text:span></text:p>
      <text:p text:style-name="Standard"><text:span text:style-name="T5"><text:s text:c="2"/>0.00 <text:s text:c="3"/>0.000000 <text:s text:c="10"/>0 <text:s text:c="8"/>6 <text:s text:c="10"/>close</text:span></text:p>
      <text:p text:style-name="Standard"><text:span text:style-name="T5"><text:s text:c="2"/>0.00 <text:s text:c="3"/>0.000000 <text:s text:c="10"/>0 <text:s text:c="7"/>18 <text:s text:c="10"/>mmap</text:span></text:p>
      <text:p text:style-name="Standard"><text:span text:style-name="T5"><text:s text:c="2"/>0.00 <text:s text:c="3"/>0.000000 <text:s text:c="10"/>0 <text:s text:c="7"/>13 <text:s text:c="10"/>mprotect</text:span></text:p>
      <text:p text:style-name="Standard"><text:span text:style-name="T5"><text:s text:c="2"/>0.00 <text:s text:c="3"/>0.000000 <text:s text:c="10"/>0 <text:s text:c="8"/>1 <text:s text:c="10"/>munmap</text:span></text:p>
      <text:p text:style-name="Standard"><text:span text:style-name="T5"><text:s text:c="2"/>0.00 <text:s text:c="3"/>0.000000 <text:s text:c="10"/>0 <text:s text:c="8"/>3 <text:s text:c="10"/>brk</text:span></text:p>
      <text:p text:style-name="Standard"><text:span text:style-name="T5"><text:s text:c="2"/>0.00 <text:s text:c="3"/>0.000000 <text:s text:c="10"/>0 <text:s text:c="8"/>2 <text:s text:c="10"/>rt_sigaction</text:span></text:p>
      <text:p text:style-name="Standard"><text:span text:style-name="T5"><text:s text:c="2"/>0.00 <text:s text:c="3"/>0.000000 <text:s text:c="10"/>0 <text:s text:c="8"/>1 <text:s text:c="10"/>rt_sigprocmask</text:span></text:p>
      <text:p text:style-name="Standard"><text:span text:style-name="T5"><text:s text:c="2"/>0.00 <text:s text:c="3"/>0.000000 <text:s text:c="10"/>0 <text:s text:c="8"/>7 <text:s text:c="8"/>7 access</text:span></text:p>
      <text:p text:style-name="Standard"><text:span text:style-name="T5"><text:s text:c="2"/>0.00 <text:s text:c="3"/>0.000000 <text:s text:c="10"/>0 <text:s text:c="8"/>1 <text:s text:c="10"/>execve</text:span></text:p>
      <text:p text:style-name="Standard"><text:span text:style-name="T5"><text:s text:c="2"/>0.00 <text:s text:c="3"/>0.000000 <text:s text:c="10"/>0 <text:s text:c="8"/>1 <text:s text:c="10"/>arch_prctl</text:span></text:p>
      <text:p text:style-name="Standard"><text:span text:style-name="T5"><text:s text:c="2"/>0.00 <text:s text:c="3"/>0.000000 <text:s text:c="10"/>0 <text:s text:c="8"/>1 <text:s text:c="10"/>set_tid_address</text:span></text:p>
      <text:p text:style-name="Standard"><text:span text:style-name="T5"><text:s text:c="2"/>0.00 <text:s text:c="3"/>0.000000 <text:s text:c="10"/>0 <text:s text:c="8"/>6 <text:s text:c="10"/>openat</text:span></text:p>
      <text:p text:style-name="Standard"><text:span text:style-name="T5"><text:s text:c="2"/>0.00 <text:s text:c="3"/>0.000000 <text:s text:c="10"/>0 <text:s text:c="8"/>1 <text:s text:c="10"/>set_robust_list</text:span></text:p>
      <text:p text:style-name="Standard"><text:span text:style-name="T5"><text:s text:c="2"/>0.00 <text:s text:c="3"/>0.000000 <text:s text:c="10"/>0 <text:s text:c="8"/>1 <text:s text:c="10"/>prlimit64</text:span></text:p>
      <text:p text:style-name="Standard"><text:span text:style-name="T5">------ ----------- ----------- --------- --------- ----------------</text:span></text:p>
      <text:p text:style-name="Standard"><text:span text:style-name="T5">100.00 <text:s text:c="3"/>1.013775 <text:s text:c="16"/>20097 <text:s text:c="5"/>3087 total</text:span></text:p>
      <text:p text:style-name="P6"/>
      <text:p text:style-name="P6"/>
      <text:p text:style-name="Standard"><text:soft-page-break/><text:span text:style-name="T8">test4:</text:span></text:p>
      <text:p text:style-name="Standard"><text:span text:style-name="T5">zebr@zebr-VirtualBox:~/os_lab_3-master/src/cmake-build-debug$ strace -c ./os_lab_3 1</text:span></text:p>
      <text:p text:style-name="Standard"><text:span text:style-name="T5">4</text:span></text:p>
      <text:p text:style-name="Standard"><text:span text:style-name="T5">9</text:span></text:p>
      <text:p text:style-name="Standard"><text:span text:style-name="T5">5</text:span></text:p>
      <text:p text:style-name="Standard"><text:span text:style-name="T5">4</text:span></text:p>
      <text:p text:style-name="Standard"><text:span text:style-name="T5">87</text:span></text:p>
      <text:p text:style-name="Standard"><text:span text:style-name="T5">Sorted array:</text:span></text:p>
      <text:p text:style-name="Standard"><text:span text:style-name="T5">4</text:span></text:p>
      <text:p text:style-name="Standard"><text:span text:style-name="T5">5</text:span></text:p>
      <text:p text:style-name="Standard"><text:span text:style-name="T5">9</text:span></text:p>
      <text:p text:style-name="Standard"><text:span text:style-name="T5">87</text:span></text:p>
      <text:p text:style-name="Standard"><text:span text:style-name="T5">% time <text:s text:c="4"/>seconds <text:s/>usecs/call <text:s text:c="4"/>calls <text:s text:c="3"/>errors syscall</text:span></text:p>
      <text:p text:style-name="Standard"><text:span text:style-name="T5">------ ----------- ----------- --------- --------- ----------------</text:span></text:p>
      <text:p text:style-name="Standard"><text:span text:style-name="T5"><text:s/>17.98 <text:s text:c="3"/>0.000747 <text:s text:c="9"/>57 <text:s text:c="7"/>13 <text:s text:c="10"/>mprotect</text:span></text:p>
      <text:p text:style-name="Standard"><text:span text:style-name="T5"><text:s/>13.14 <text:s text:c="3"/>0.000546 <text:s text:c="8"/>182 <text:s text:c="8"/>3 <text:s text:c="10"/>futex</text:span></text:p>
      <text:p text:style-name="Standard"><text:span text:style-name="T5"><text:s/>11.79 <text:s text:c="3"/>0.000490 <text:s text:c="9"/>27 <text:s text:c="7"/>18 <text:s text:c="10"/>mmap</text:span></text:p>
      <text:p text:style-name="Standard"><text:span text:style-name="T5"><text:s/>11.34 <text:s text:c="3"/>0.000471 <text:s text:c="9"/>47 <text:s text:c="7"/>10 <text:s text:c="10"/>read</text:span></text:p>
      <text:p text:style-name="Standard"><text:span text:style-name="T5"><text:s text:c="2"/>8.21 <text:s text:c="3"/>0.000341 <text:s text:c="9"/>43 <text:s text:c="8"/>8 <text:s text:c="10"/>fstat</text:span></text:p>
      <text:p text:style-name="Standard"><text:span text:style-name="T5"><text:s text:c="2"/>5.58 <text:s text:c="3"/>0.000232 <text:s text:c="8"/>232 <text:s text:c="8"/>1 <text:s text:c="10"/>clone</text:span></text:p>
      <text:p text:style-name="Standard"><text:span text:style-name="T5"><text:s text:c="2"/>5.17 <text:s text:c="3"/>0.000215 <text:s text:c="9"/>72 <text:s text:c="8"/>3 <text:s text:c="10"/>brk</text:span></text:p>
      <text:p text:style-name="Standard"><text:span text:style-name="T5"><text:s text:c="2"/>5.01 <text:s text:c="3"/>0.000208 <text:s text:c="8"/>104 <text:s text:c="8"/>2 <text:s text:c="10"/>rt_sigaction</text:span></text:p>
      <text:p text:style-name="Standard"><text:span text:style-name="T5"><text:s text:c="2"/>4.74 <text:s text:c="3"/>0.000197 <text:s text:c="9"/>39 <text:s text:c="8"/>5 <text:s text:c="10"/>write</text:span></text:p>
      <text:p text:style-name="Standard"><text:span text:style-name="T5"><text:s text:c="2"/>2.48 <text:s text:c="3"/>0.000103 <text:s text:c="8"/>103 <text:s text:c="8"/>1 <text:s text:c="10"/>prlimit64</text:span></text:p>
      <text:p text:style-name="Standard"><text:span text:style-name="T5"><text:s text:c="2"/>2.45 <text:s text:c="3"/>0.000102 <text:s text:c="8"/>102 <text:s text:c="8"/>1 <text:s text:c="10"/>rt_sigprocmask</text:span></text:p>
      <text:p text:style-name="Standard"><text:span text:style-name="T5"><text:s text:c="2"/>2.43 <text:s text:c="3"/>0.000101 <text:s text:c="8"/>101 <text:s text:c="8"/>1 <text:s text:c="10"/>munmap</text:span></text:p>
      <text:p text:style-name="Standard"><text:span text:style-name="T5"><text:s text:c="2"/>2.29 <text:s text:c="3"/>0.000095 <text:s text:c="9"/>95 <text:s text:c="8"/>1 <text:s text:c="10"/>arch_prctl</text:span></text:p>
      <text:p text:style-name="Standard"><text:span text:style-name="T5"><text:s text:c="2"/>2.26 <text:s text:c="3"/>0.000094 <text:s text:c="9"/>94 <text:s text:c="8"/>1 <text:s text:c="10"/>set_tid_address</text:span></text:p>
      <text:p text:style-name="Standard"><text:soft-page-break/><text:span text:style-name="T5"><text:s text:c="2"/>2.21 <text:s text:c="3"/>0.000092 <text:s text:c="9"/>92 <text:s text:c="8"/>1 <text:s text:c="10"/>set_robust_list</text:span></text:p>
      <text:p text:style-name="Standard"><text:span text:style-name="T5"><text:s text:c="2"/>1.78 <text:s text:c="3"/>0.000074 <text:s text:c="9"/>12 <text:s text:c="8"/>6 <text:s text:c="10"/>close</text:span></text:p>
      <text:p text:style-name="Standard"><text:span text:style-name="T5"><text:s text:c="2"/>1.13 <text:s text:c="3"/>0.000047 <text:s text:c="9"/>47 <text:s text:c="8"/>1 <text:s text:c="8"/>1 lseek</text:span></text:p>
      <text:p text:style-name="Standard"><text:span text:style-name="T5"><text:s text:c="2"/>0.00 <text:s text:c="3"/>0.000000 <text:s text:c="10"/>0 <text:s text:c="8"/>7 <text:s text:c="8"/>7 access</text:span></text:p>
      <text:p text:style-name="Standard"><text:span text:style-name="T5"><text:s text:c="2"/>0.00 <text:s text:c="3"/>0.000000 <text:s text:c="10"/>0 <text:s text:c="8"/>1 <text:s text:c="10"/>execve</text:span></text:p>
      <text:p text:style-name="Standard"><text:span text:style-name="T5"><text:s text:c="2"/>0.00 <text:s text:c="3"/>0.000000 <text:s text:c="10"/>0 <text:s text:c="8"/>6 <text:s text:c="10"/>openat</text:span></text:p>
      <text:p text:style-name="Standard"><text:span text:style-name="T5">------ ----------- ----------- --------- --------- ----------------</text:span></text:p>
      <text:p text:style-name="Standard"><text:span text:style-name="T5">100.00 <text:s text:c="3"/>0.004155 <text:s text:c="19"/>90 <text:s text:c="8"/>8 total</text:span></text:p>
      <text:p text:style-name="Standard"><text:span text:style-name="T8">test5:</text:span></text:p>
      <text:p text:style-name="Standard"><text:span text:style-name="T17">zebr@zebr-VirtualBox:~/os_lab_3-master/src/cmake-build-debug$ strace -c ./os_lab_3 2</text:span></text:p>
      <text:p text:style-name="Standard"><text:span text:style-name="T17">11</text:span></text:p>
      <text:p text:style-name="Standard"><text:span text:style-name="T17">bfa</text:span></text:p>
      <text:p text:style-name="Standard"><text:span text:style-name="T17">aaa</text:span></text:p>
      <text:p text:style-name="Standard"><text:span text:style-name="T17">0</text:span></text:p>
      <text:p text:style-name="Standard"><text:span text:style-name="T17">1</text:span></text:p>
      <text:p text:style-name="Standard"><text:span text:style-name="T17">2</text:span></text:p>
      <text:p text:style-name="Standard"><text:span text:style-name="T17">3</text:span></text:p>
      <text:p text:style-name="Standard"><text:span text:style-name="T17">4</text:span></text:p>
      <text:p text:style-name="Standard"><text:span text:style-name="T17">bbb</text:span></text:p>
      <text:p text:style-name="Standard"><text:span text:style-name="T17">aaa</text:span></text:p>
      <text:p text:style-name="Standard"><text:span text:style-name="T17">kkk</text:span></text:p>
      <text:p text:style-name="Standard"><text:span text:style-name="T17">llll</text:span></text:p>
      <text:p text:style-name="Standard"><text:span text:style-name="T17">Sorted array:</text:span></text:p>
      <text:p text:style-name="Standard"><text:span text:style-name="T17">0</text:span></text:p>
      <text:p text:style-name="Standard"><text:span text:style-name="T17">1</text:span></text:p>
      <text:p text:style-name="Standard"><text:span text:style-name="T17">2</text:span></text:p>
      <text:p text:style-name="Standard"><text:span text:style-name="T17">3</text:span></text:p>
      <text:p text:style-name="Standard"><text:span text:style-name="T17">4</text:span></text:p>
      <text:p text:style-name="Standard"><text:span text:style-name="T17">aaa</text:span></text:p>
      <text:p text:style-name="Standard"><text:span text:style-name="T17">aaa</text:span></text:p>
      <text:p text:style-name="Standard"><text:span text:style-name="T17">bbb</text:span></text:p>
      <text:p text:style-name="Standard"><text:soft-page-break/><text:span text:style-name="T17">bfa</text:span></text:p>
      <text:p text:style-name="Standard"><text:span text:style-name="T17">kkk</text:span></text:p>
      <text:p text:style-name="Standard"><text:span text:style-name="T17">llll</text:span></text:p>
      <text:p text:style-name="Standard"><text:span text:style-name="T17">% time <text:s text:c="4"/>seconds <text:s/>usecs/call <text:s text:c="4"/>calls <text:s text:c="3"/>errors syscall</text:span></text:p>
      <text:p text:style-name="Standard"><text:span text:style-name="T17">------ ----------- ----------- --------- --------- ----------------</text:span></text:p>
      <text:p text:style-name="Standard"><text:span text:style-name="T17"><text:s/>60.77 <text:s text:c="3"/>0.001078 <text:s text:c="9"/>63 <text:s text:c="7"/>17 <text:s text:c="10"/>read</text:span></text:p>
      <text:p text:style-name="Standard"><text:span text:style-name="T17"><text:s/>13.19 <text:s text:c="3"/>0.000234 <text:s text:c="9"/>59 <text:s text:c="8"/>4 <text:s text:c="10"/>futex</text:span></text:p>
      <text:p text:style-name="Standard"><text:span text:style-name="T17"><text:s/>11.89 <text:s text:c="3"/>0.000211 <text:s text:c="9"/>18 <text:s text:c="7"/>12 <text:s text:c="10"/>write</text:span></text:p>
      <text:p text:style-name="Standard"><text:span text:style-name="T17"><text:s text:c="2"/>7.50 <text:s text:c="3"/>0.000133 <text:s text:c="9"/>67 <text:s text:c="8"/>2 <text:s text:c="10"/>clone</text:span></text:p>
      <text:p text:style-name="Standard"><text:span text:style-name="T17"><text:s text:c="2"/>2.82 <text:s text:c="3"/>0.000050 <text:s text:c="10"/>6 <text:s text:c="8"/>8 <text:s text:c="10"/>fstat</text:span></text:p>
      <text:p text:style-name="Standard"><text:span text:style-name="T17"><text:s text:c="2"/>2.03 <text:s text:c="3"/>0.000036 <text:s text:c="10"/>3 <text:s text:c="7"/>13 <text:s text:c="10"/>mprotect</text:span></text:p>
      <text:p text:style-name="Standard"><text:span text:style-name="T17"><text:s text:c="2"/>1.41 <text:s text:c="3"/>0.000025 <text:s text:c="10"/>1 <text:s text:c="7"/>18 <text:s text:c="10"/>mmap</text:span></text:p>
      <text:p text:style-name="Standard"><text:span text:style-name="T17"><text:s text:c="2"/>0.39 <text:s text:c="3"/>0.000007 <text:s text:c="10"/>7 <text:s text:c="8"/>1 <text:s text:c="8"/>1 lseek</text:span></text:p>
      <text:p text:style-name="Standard"><text:span text:style-name="T17"><text:s text:c="2"/>0.00 <text:s text:c="3"/>0.000000 <text:s text:c="10"/>0 <text:s text:c="8"/>6 <text:s text:c="10"/>close</text:span></text:p>
      <text:p text:style-name="Standard"><text:span text:style-name="T17"><text:s text:c="2"/>0.00 <text:s text:c="3"/>0.000000 <text:s text:c="10"/>0 <text:s text:c="8"/>1 <text:s text:c="10"/>munmap</text:span></text:p>
      <text:p text:style-name="Standard"><text:span text:style-name="T17"><text:s text:c="2"/>0.00 <text:s text:c="3"/>0.000000 <text:s text:c="10"/>0 <text:s text:c="8"/>3 <text:s text:c="10"/>brk</text:span></text:p>
      <text:p text:style-name="Standard"><text:span text:style-name="T17"><text:s text:c="2"/>0.00 <text:s text:c="3"/>0.000000 <text:s text:c="10"/>0 <text:s text:c="8"/>2 <text:s text:c="10"/>rt_sigaction</text:span></text:p>
      <text:p text:style-name="Standard"><text:span text:style-name="T17"><text:s text:c="2"/>0.00 <text:s text:c="3"/>0.000000 <text:s text:c="10"/>0 <text:s text:c="8"/>1 <text:s text:c="10"/>rt_sigprocmask</text:span></text:p>
      <text:p text:style-name="Standard"><text:span text:style-name="T17"><text:s text:c="2"/>0.00 <text:s text:c="3"/>0.000000 <text:s text:c="10"/>0 <text:s text:c="8"/>7 <text:s text:c="8"/>7 access</text:span></text:p>
      <text:p text:style-name="Standard"><text:span text:style-name="T17"><text:s text:c="2"/>0.00 <text:s text:c="3"/>0.000000 <text:s text:c="10"/>0 <text:s text:c="8"/>1 <text:s text:c="10"/>execve</text:span></text:p>
      <text:p text:style-name="Standard"><text:span text:style-name="T17"><text:s text:c="2"/>0.00 <text:s text:c="3"/>0.000000 <text:s text:c="10"/>0 <text:s text:c="8"/>1 <text:s text:c="10"/>arch_prctl</text:span></text:p>
      <text:p text:style-name="Standard"><text:span text:style-name="T17"><text:s text:c="2"/>0.00 <text:s text:c="3"/>0.000000 <text:s text:c="10"/>0 <text:s text:c="8"/>1 <text:s text:c="10"/>set_tid_address</text:span></text:p>
      <text:p text:style-name="Standard"><text:span text:style-name="T17"><text:s text:c="2"/>0.00 <text:s text:c="3"/>0.000000 <text:s text:c="10"/>0 <text:s text:c="8"/>6 <text:s text:c="10"/>openat</text:span></text:p>
      <text:p text:style-name="Standard"><text:span text:style-name="T17"><text:s text:c="2"/>0.00 <text:s text:c="3"/>0.000000 <text:s text:c="10"/>0 <text:s text:c="8"/>1 <text:s text:c="10"/>set_robust_list</text:span></text:p>
      <text:p text:style-name="Standard"><text:span text:style-name="T17"><text:s text:c="2"/></text:span>0.00 <text:s text:c="3"/>0.000000 <text:s text:c="10"/>0 <text:s text:c="8"/>1 <text:s text:c="10"/>prlimit64</text:p>
      <text:p text:style-name="Standard">------ ----------- ----------- --------- --------- ----------------</text:p>
      <text:p text:style-name="Standard">100.00 <text:s text:c="3"/>0.001774 <text:s text:c="18"/>106 <text:s text:c="8"/>8 total</text:p>
      <text:p text:style-name="P8"><text:span text:style-name="T2">Вывод</text:span></text:p>
      <text:p text:style-name="P7"><text:span text:style-name="T1">Обрел навыки работы с многопоточностью, использовал mutex для синхронизации потоков. Многопоточность является одним из важнейших механизмов в программировании, позволяющий синхронизировать данные программы и налаживать её корректную работ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swiss"/>
    <style:font-face style:name="Lohit Devanagari" svg:font-family="'Lohit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ru" fo:country="RU" style:font-name-asian="SimSun" style:font-size-asian="10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8%" fo:orphans="2" fo:widows="2" style:writing-mode="lr-tb"/>
      <style:text-properties style:use-window-font-color="true" style:font-name="Calibri" fo:font-size="11pt" style:font-size-asian="11pt" style:language-asian="ru" style:country-asian="RU" style:font-name-complex="F" style:font-size-complex="11pt"/>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Noto Sans CJK SC" style:font-size-asian="14pt" style:font-name-complex="Lohit Devanagari1"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Lohit Devanagar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Devanagari"/>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Normal_20__28_Web_29_" style:display-name="Normal (Web)" style:family="paragraph" style:parent-style-name="Standard" style:default-outline-level="" style:list-style-name="">
      <style:paragraph-properties fo:margin-top="0.049cm" fo:margin-bottom="0.049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margin-top="0.847cm" fo:margin-bottom="0cm" fo:line-height="115%" text:number-lines="false" text:line-number="0"/>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423cm" fo:margin-bottom="0.212cm" fo:text-indent="0cm" style:auto-text-indent="false">
        <style:tab-stops>
          <style:tab-stop style:position="17cm" style:type="right" style:leader-style="dotted" style:leader-text="."/>
        </style:tab-stops>
      </style:paragraph-properties>
      <style:text-properties fo:font-size="10pt" fo:font-weight="bold" style:font-size-asian="10pt" style:font-weight-asian="bold" style:font-name-complex="Calibri1" style:font-size-complex="10pt"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212cm" fo:margin-bottom="0cm" fo:text-indent="0cm" style:auto-text-indent="false">
        <style:tab-stops>
          <style:tab-stop style:position="16.501cm" style:type="right" style:leader-style="dotted" style:leader-text="."/>
        </style:tab-stops>
      </style:paragraph-properties>
      <style:text-properties fo:font-size="10pt" fo:font-style="italic" style:font-size-asian="10pt" style:font-style-asian="italic" style:font-name-complex="Calibri1" style:font-size-complex="10pt" style:font-style-complex="italic"/>
    </style:style>
    <style:style style:name="Contents_20_3" style:display-name="Contents 3" style:family="paragraph" style:parent-style-name="Standard" style:default-outline-level="" style:list-style-name="" style:class="index">
      <style:paragraph-properties fo:margin-left="0.776cm" fo:margin-right="0cm" fo:margin-top="0cm" fo:margin-bottom="0cm" fo:text-indent="0cm" style:auto-text-indent="false">
        <style:tab-stops>
          <style:tab-stop style:position="16.002cm" style:type="right" style:leader-style="dotted" style:leader-text="."/>
        </style:tab-stops>
      </style:paragraph-properties>
      <style:text-properties fo:font-size="10pt" style:font-size-asian="10pt" style:font-name-complex="Calibri1" style:font-size-complex="10pt"/>
    </style:style>
    <style:style style:name="Contents_20_4" style:display-name="Contents 4" style:family="paragraph" style:parent-style-name="Standard" style:default-outline-level="" style:list-style-name="" style:class="index">
      <style:paragraph-properties fo:margin-left="1.164cm" fo:margin-right="0cm" fo:margin-top="0cm" fo:margin-bottom="0cm" fo:text-indent="0cm" style:auto-text-indent="false">
        <style:tab-stops>
          <style:tab-stop style:position="15.503cm" style:type="right" style:leader-style="dotted" style:leader-text="."/>
        </style:tab-stops>
      </style:paragraph-properties>
      <style:text-properties fo:font-size="10pt" style:font-size-asian="10pt" style:font-name-complex="Calibri1" style:font-size-complex="10pt"/>
    </style:style>
    <style:style style:name="Contents_20_5" style:display-name="Contents 5" style:family="paragraph" style:parent-style-name="Standard" style:default-outline-level="" style:list-style-name="" style:class="index">
      <style:paragraph-properties fo:margin-left="1.552cm" fo:margin-right="0cm" fo:margin-top="0cm" fo:margin-bottom="0cm" fo:text-indent="0cm" style:auto-text-indent="false">
        <style:tab-stops>
          <style:tab-stop style:position="15.004cm" style:type="right" style:leader-style="dotted" style:leader-text="."/>
        </style:tab-stops>
      </style:paragraph-properties>
      <style:text-properties fo:font-size="10pt" style:font-size-asian="10pt" style:font-name-complex="Calibri1" style:font-size-complex="10pt"/>
    </style:style>
    <style:style style:name="Contents_20_6" style:display-name="Contents 6" style:family="paragraph" style:parent-style-name="Standard" style:default-outline-level="" style:list-style-name="" style:class="index">
      <style:paragraph-properties fo:margin-left="1.94cm" fo:margin-right="0cm" fo:margin-top="0cm" fo:margin-bottom="0cm" fo:text-indent="0cm" style:auto-text-indent="false">
        <style:tab-stops>
          <style:tab-stop style:position="14.504cm" style:type="right" style:leader-style="dotted" style:leader-text="."/>
        </style:tab-stops>
      </style:paragraph-properties>
      <style:text-properties fo:font-size="10pt" style:font-size-asian="10pt" style:font-name-complex="Calibri1" style:font-size-complex="10pt"/>
    </style:style>
    <style:style style:name="Contents_20_7" style:display-name="Contents 7" style:family="paragraph" style:parent-style-name="Standard" style:default-outline-level="" style:list-style-name="" style:class="index">
      <style:paragraph-properties fo:margin-left="2.328cm" fo:margin-right="0cm" fo:margin-top="0cm" fo:margin-bottom="0cm" fo:text-indent="0cm" style:auto-text-indent="false">
        <style:tab-stops>
          <style:tab-stop style:position="14.005cm" style:type="right" style:leader-style="dotted" style:leader-text="."/>
        </style:tab-stops>
      </style:paragraph-properties>
      <style:text-properties fo:font-size="10pt" style:font-size-asian="10pt" style:font-name-complex="Calibri1" style:font-size-complex="10pt"/>
    </style:style>
    <style:style style:name="Contents_20_8" style:display-name="Contents 8" style:family="paragraph" style:parent-style-name="Standard" style:default-outline-level="" style:list-style-name="" style:class="index">
      <style:paragraph-properties fo:margin-left="2.716cm" fo:margin-right="0cm" fo:margin-top="0cm" fo:margin-bottom="0cm" fo:text-indent="0cm" style:auto-text-indent="false">
        <style:tab-stops>
          <style:tab-stop style:position="13.506cm" style:type="right" style:leader-style="dotted" style:leader-text="."/>
        </style:tab-stops>
      </style:paragraph-properties>
      <style:text-properties fo:font-size="10pt" style:font-size-asian="10pt" style:font-name-complex="Calibri1" style:font-size-complex="10pt"/>
    </style:style>
    <style:style style:name="Contents_20_9" style:display-name="Contents 9" style:family="paragraph" style:parent-style-name="Standard" style:default-outline-level="" style:list-style-name="" style:class="index">
      <style:paragraph-properties fo:margin-left="3.104cm" fo:margin-right="0cm" fo:margin-top="0cm" fo:margin-bottom="0cm" fo:text-indent="0cm" style:auto-text-indent="false">
        <style:tab-stops>
          <style:tab-stop style:position="13.007cm" style:type="right" style:leader-style="dotted" style:leader-text="."/>
        </style:tab-stops>
      </style:paragraph-properties>
      <style:text-properties fo:font-size="10pt" style:font-size-asian="10pt" style:font-name-complex="Calibri1" style:font-size-complex="10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1" style:font-size-complex="10pt"/>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fo:font-size="11pt" style:font-size-asian="11pt" style:language-asian="ru" style:country-asian="RU" style:font-name-complex="F" style:font-size-complex="11pt"/>
    </style:style>
    <style:style style:name="Нижний_20_колонтитул_20_Знак" style:display-name="Нижний колонтитул Знак" style:family="text" style:parent-style-name="Default_20_Paragraph_20_Font">
      <style:text-properties fo:font-size="11pt" style:font-size-asian="11pt" style:language-asian="ru" style:country-asian="RU" style:font-name-complex="F" style:font-size-complex="11pt"/>
    </style:style>
    <style:style style:name="page_20_number" style:display-name="page number" style:family="text" style:parent-style-name="Default_20_Paragraph_20_Font"/>
    <style:style style:name="Заголовок_20_1_20_Знак" style:display-name="Заголовок 1 Знак" style:family="text" style:parent-style-name="Default_20_Paragraph_20_Font">
      <style:text-properties fo:color="#2f5496" style:font-name="Calibri Light" fo:font-size="16pt" style:font-size-asian="16pt" style:language-asian="ru" style:country-asian="RU" style:font-name-complex="F" style:font-size-complex="16pt"/>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1" style:font-size-complex="10pt"/>
    </style:style>
    <style:style style:name="ListLabel_20_1" style:display-name="ListLabel 1" style:family="text">
      <style:text-properties style:font-name-complex="Courier New1"/>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Times New Roman" fo:font-size="14pt" fo:font-weight="bold" style:font-size-asian="14pt" style:font-weight-asian="bold" style:font-weight-complex="bold"/>
    </style:style>
    <style:style style:name="ListLabel_20_8" style:display-name="ListLabel 8" style:family="text">
      <style:text-properties style:font-name="DejaVu Sans Mono" fo:font-size="9pt" fo:font-weight="bold" style:font-size-asian="9pt" style:font-weight-asian="bold" style:font-weight-complex="bold"/>
    </style:style>
    <style:style style:name="ListLabel_20_9" style:display-name="ListLabel 9" style:family="text">
      <style:text-properties fo:font-size="9pt" fo:font-weight="bold" style:font-size-asian="9pt"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65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2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9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6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00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7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4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1.249cm" fo:margin-left="3cm" fo:margin-right="1.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ndchess@gmail.com</meta:initial-creator>
    <dc:creator>Ilya</dc:creator>
    <meta:editing-cycles>41</meta:editing-cycles>
    <meta:creation-date>2019-11-01T18:06:00</meta:creation-date>
    <dc:date>2019-11-15T17:25:00</dc:date>
    <dc:language>en-US</dc:language>
    <meta:editing-duration>PT5M44S</meta:editing-duration>
    <meta:generator>OpenOffice/4.1.7$Win32 OpenOffice.org_project/417m1$Build-9800</meta:generator>
    <meta:document-statistic meta:table-count="0" meta:image-count="0" meta:object-count="0" meta:page-count="16" meta:paragraph-count="382" meta:word-count="1496" meta:character-count="132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